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aa91" officeooo:paragraph-rsid="001faa91"/>
    </style:style>
    <style:style style:name="P2" style:family="paragraph" style:parent-style-name="Standard">
      <style:text-properties officeooo:rsid="00205180" officeooo:paragraph-rsid="00205180"/>
    </style:style>
    <style:style style:name="P3" style:family="paragraph" style:parent-style-name="Standard">
      <style:text-properties officeooo:rsid="00219d14" officeooo:paragraph-rsid="00219d14"/>
    </style:style>
    <style:style style:name="P4" style:family="paragraph" style:parent-style-name="Standard">
      <style:text-properties officeooo:rsid="0022e351" officeooo:paragraph-rsid="0022e351"/>
    </style:style>
    <style:style style:name="P5" style:family="paragraph" style:parent-style-name="Standard">
      <style:text-properties officeooo:rsid="00241de1" officeooo:paragraph-rsid="00241de1"/>
    </style:style>
    <style:style style:name="P6" style:family="paragraph" style:parent-style-name="Standard">
      <style:text-properties officeooo:rsid="002601fd" officeooo:paragraph-rsid="002601fd"/>
    </style:style>
    <style:style style:name="P7" style:family="paragraph" style:parent-style-name="Standard">
      <style:text-properties officeooo:rsid="00278fe3" officeooo:paragraph-rsid="00278fe3"/>
    </style:style>
    <style:style style:name="P8" style:family="paragraph" style:parent-style-name="Standard">
      <style:text-properties officeooo:rsid="0028ffa0" officeooo:paragraph-rsid="0028ffa0"/>
    </style:style>
    <style:style style:name="P9" style:family="paragraph" style:parent-style-name="Standard">
      <style:text-properties officeooo:rsid="002aa0f3" officeooo:paragraph-rsid="002aa0f3"/>
    </style:style>
    <style:style style:name="P10" style:family="paragraph" style:parent-style-name="Preformatted_20_Text">
      <style:text-properties fo:color="#a9b7c6" style:font-name="DejaVu Sans Mono" officeooo:rsid="00241de1" officeooo:paragraph-rsid="00241de1"/>
    </style:style>
    <style:style style:name="P11" style:family="paragraph" style:parent-style-name="Preformatted_20_Text">
      <style:text-properties fo:color="#a9b7c6" style:font-name="DejaVu Sans Mono" officeooo:rsid="002601fd" officeooo:paragraph-rsid="002601fd"/>
    </style:style>
    <style:style style:name="P12" style:family="paragraph" style:parent-style-name="Preformatted_20_Text">
      <style:text-properties fo:color="#a9b7c6" style:font-name="DejaVu Sans Mono" officeooo:rsid="0028ffa0" officeooo:paragraph-rsid="0028ffa0"/>
    </style:style>
    <style:style style:name="P13" style:family="paragraph" style:parent-style-name="Preformatted_20_Text">
      <style:text-properties fo:color="#e8bf6a" style:font-name="DejaVu Sans Mono" officeooo:rsid="0028ffa0" officeooo:paragraph-rsid="0028ffa0"/>
    </style:style>
    <style:style style:name="P14" style:family="paragraph" style:parent-style-name="Preformatted_20_Text">
      <style:text-properties fo:color="#e8bf6a" style:font-name="DejaVu Sans Mono" officeooo:rsid="00241de1" officeooo:paragraph-rsid="00241de1"/>
    </style:style>
    <style:style style:name="P15" style:family="paragraph" style:parent-style-name="Preformatted_20_Text">
      <style:text-properties fo:color="#1c1c1c" style:font-name="DejaVu Sans Mono" officeooo:rsid="002aa0f3" officeooo:paragraph-rsid="002aa0f3"/>
    </style:style>
    <style:style style:name="P16"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DejaVu Sans Mono"/>
    </style:style>
    <style:style style:name="P17" style:family="paragraph">
      <style:paragraph-properties fo:text-align="center"/>
    </style:style>
    <style:style style:name="T1" style:family="text">
      <style:text-properties officeooo:rsid="00205180"/>
    </style:style>
    <style:style style:name="T2" style:family="text">
      <style:text-properties style:text-underline-style="solid" style:text-underline-width="auto" style:text-underline-color="font-color"/>
    </style:style>
    <style:style style:name="T3" style:family="text">
      <style:text-properties officeooo:rsid="00241de1"/>
    </style:style>
    <style:style style:name="T4" style:family="text">
      <style:text-properties officeooo:rsid="00248d9f"/>
    </style:style>
    <style:style style:name="T5" style:family="text">
      <style:text-properties officeooo:rsid="002601fd"/>
    </style:style>
    <style:style style:name="T6" style:family="text">
      <style:text-properties fo:color="#e8bf6a"/>
    </style:style>
    <style:style style:name="T7" style:family="text">
      <style:text-properties fo:color="#bababa"/>
    </style:style>
    <style:style style:name="T8" style:family="text">
      <style:text-properties fo:color="#6a8759"/>
    </style:style>
    <style:style style:name="T9" style:family="text">
      <style:text-properties fo:color="#9876aa"/>
    </style:style>
    <style:style style:name="T10" style:family="text">
      <style:text-properties officeooo:rsid="002aa0f3"/>
    </style:style>
    <style:style style:name="T11" style:family="text">
      <style:text-properties officeooo:rsid="002ab34b"/>
    </style:style>
    <style:style style:name="gr1" style:family="graphic">
      <style:graphic-properties draw:textarea-horizontal-align="justify" draw:textarea-vertical-align="middle" draw:auto-grow-height="false" fo:min-height="4.392cm" fo:min-width="3.149cm" style:run-through="foreground" style:wrap="run-through" style:number-wrapped-paragraphs="no-limit" style:vertical-pos="from-top" style:vertical-rel="paragraph" style:horizontal-pos="from-left" style:horizontal-rel="paragraph"/>
    </style:style>
    <style:style style:name="gr2" style:family="graphic">
      <style:graphic-properties draw:textarea-vertical-align="middle" draw:auto-grow-height="false" fo:min-height="2.593cm" fo:min-width="1.693cm" style:run-through="foreground" style:wrap="run-through" style:number-wrapped-paragraphs="no-limit" style:vertical-pos="from-top" style:vertical-rel="paragraph" style:horizontal-pos="from-left" style:horizontal-rel="paragraph"/>
    </style:style>
    <style:style style:name="gr3" style:family="graphic">
      <style:graphic-properties draw:textarea-vertical-align="middle" draw:auto-grow-height="false" fo:min-height="2.619cm" fo:min-width="1.27cm" style:run-through="foreground" style:wrap="run-through" style:number-wrapped-paragraphs="no-limit" style:vertical-pos="from-top" style:vertical-rel="paragraph" style:horizontal-pos="from-left" style:horizontal-rel="paragraph"/>
    </style:style>
    <style:style style:name="gr4" style:family="graphic">
      <style:graphic-properties draw:textarea-vertical-align="middle" draw:auto-grow-height="false" fo:min-height="2.514cm" fo:min-width="2.646cm" style:run-through="foreground" style:wrap="run-through" style:number-wrapped-paragraphs="no-limit" style:vertical-pos="from-top" style:vertical-rel="paragraph" style:horizontal-pos="from-left" style:horizontal-rel="paragraph"/>
    </style:style>
    <style:style style:name="gr5" style:family="graphic">
      <style:graphic-properties draw:textarea-vertical-align="middle" draw:auto-grow-height="false" fo:min-height="2.593cm" fo:min-width="2.963cm" style:run-through="foreground" style:wrap="run-through" style:number-wrapped-paragraphs="no-limit" style:vertical-pos="from-top" style:vertical-rel="paragraph" style:horizontal-pos="from-left" style:horizontal-rel="paragraph"/>
    </style:style>
    <style:style style:name="gr6" style:family="graphic">
      <style:graphic-properties draw:textarea-vertical-align="middle" draw:auto-grow-height="false" fo:min-height="1.191cm" fo:min-width="1.111cm"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997cm" fo:min-width="0.38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gramación</text:span> En Android – Edu it </text:p>
      <text:p text:style-name="P1"><draw:custom-shape text:anchor-type="paragraph" draw:z-index="4" draw:name="Forma1" draw:style-name="gr1" draw:text-style-name="P17" svg:width="3.149cm" svg:height="4.393cm" svg:x="14.321cm" svg:y="0.161cm"><text:p text:style-name="P17">ADDTASK</text:p><draw:enhanced-geometry svg:viewBox="0 0 21600 21600" draw:type="rectangle" draw:enhanced-path="M 0 0 L 21600 0 21600 21600 0 21600 0 0 Z N"/></draw:custom-shape><text:a xlink:type="simple" xlink:href="mailto:germankrejcer@gmail.com" text:style-name="Internet_20_link" text:visited-style-name="Visited_20_Internet_20_Link">germankr</text:a><text:a xlink:type="simple" xlink:href="mailto:germankrejcer@gmail.com" text:style-name="Internet_20_link" text:visited-style-name="Visited_20_Internet_20_Link"><text:span text:style-name="T11">a</text:span></text:a><text:a xlink:type="simple" xlink:href="mailto:germankrejcer@gmail.com" text:style-name="Internet_20_link" text:visited-style-name="Visited_20_Internet_20_Link">jc</text:a><text:a xlink:type="simple" xlink:href="mailto:germankrejcer@gmail.com" text:style-name="Internet_20_link" text:visited-style-name="Visited_20_Internet_20_Link"><text:span text:style-name="T11">a</text:span></text:a><text:a xlink:type="simple" xlink:href="mailto:germankrejcer@gmail.com" text:style-name="Internet_20_link" text:visited-style-name="Visited_20_Internet_20_Link">r@gmail.com</text:a></text:p>
      <text:p text:style-name="P1"/>
      <text:p text:style-name="P1">Pedir Git y diapositivas</text:p>
      <text:p text:style-name="P1"/>
      <text:p text:style-name="P2">Pagina de ayuda: <text:span text:style-name="T2"><text:s/>http://developer.android.com</text:span></text:p>
      <text:p text:style-name="P2"><draw:custom-shape text:anchor-type="paragraph" draw:z-index="1" draw:name="Forma1" draw:style-name="gr1" draw:text-style-name="P17" svg:width="3.149cm" svg:height="4.393cm" svg:x="6.145cm" svg:y="0.134cm"><text:p text:style-name="P17">LOGIN</text:p><draw:enhanced-geometry svg:viewBox="0 0 21600 21600" draw:type="rectangle" draw:enhanced-path="M 0 0 L 21600 0 21600 21600 0 21600 0 0 Z N"/></draw:custom-shape></text:p>
      <text:p text:style-name="P2"><draw:custom-shape text:anchor-type="paragraph" draw:z-index="0" draw:name="Forma1" draw:style-name="gr1" draw:text-style-name="P17" svg:width="3.149cm" svg:height="4.393cm" svg:x="0.404cm" svg:y="2.769cm"><text:p text:style-name="P17">WELCOME</text:p><draw:enhanced-geometry svg:viewBox="0 0 21600 21600" draw:type="rectangle" draw:enhanced-path="M 0 0 L 21600 0 21600 21600 0 21600 0 0 Z N"/></draw:custom-shape><draw:custom-shape text:anchor-type="paragraph" draw:z-index="2" draw:name="Forma1" draw:style-name="gr1" draw:text-style-name="P17" svg:width="3.149cm" svg:height="4.393cm" svg:x="6.251cm" svg:y="5.854cm"><text:p text:style-name="P17">REGISTER</text:p><draw:enhanced-geometry svg:viewBox="0 0 21600 21600" draw:type="rectangle" draw:enhanced-path="M 0 0 L 21600 0 21600 21600 0 21600 0 0 Z N"/></draw:custom-shape><draw:custom-shape text:anchor-type="paragraph" draw:z-index="3" draw:name="Forma1" draw:style-name="gr1" draw:text-style-name="P17" svg:width="3.149cm" svg:height="4.393cm" svg:x="13.527cm" svg:y="3.431cm"><text:p text:style-name="P17">MAIN</text:p><draw:enhanced-geometry svg:viewBox="0 0 21600 21600" draw:type="rectangle" draw:enhanced-path="M 0 0 L 21600 0 21600 21600 0 21600 0 0 Z N"/></draw:custom-shape><draw:custom-shape text:anchor-type="paragraph" draw:z-index="5" draw:name="Forma1" draw:style-name="gr1" draw:text-style-name="P17" svg:width="3.149cm" svg:height="4.393cm" svg:x="6.384cm" svg:y="11.86cm"><text:p text:style-name="P17">TERM &amp; COND</text:p><draw:enhanced-geometry svg:viewBox="0 0 21600 21600" draw:type="rectangle" draw:enhanced-path="M 0 0 L 21600 0 21600 21600 0 21600 0 0 Z N"/></draw:custom-shape><draw:custom-shape text:anchor-type="paragraph" draw:z-index="6" draw:name="Forma2" draw:style-name="gr2" draw:text-style-name="P17" svg:width="1.694cm" svg:height="2.594cm" svg:x="3.923cm" svg:y="1.605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7" draw:name="Forma3" draw:style-name="gr3" draw:text-style-name="P17" svg:width="1.271cm" svg:height="2.62cm" svg:x="4.214cm" svg:y="6.473cm"><text:p/><draw:enhanced-geometry svg:viewBox="0 0 841 854" draw:mirror-horizontal="false" draw:mirror-vertical="false" draw:type="non-primitive" draw:enhanced-path="M 517 247 L 517 415 264 415 264 0 0 0 0 680 517 680 517 854 841 547 517 247 Z N"/></draw:custom-shape><draw:custom-shape text:anchor-type="paragraph" draw:z-index="8" draw:name="Forma4" draw:style-name="gr4" draw:text-style-name="P17" svg:width="2.647cm" svg:height="2.514cm" svg:x="9.929cm" svg:y="2.716cm"><text:p/><draw:enhanced-geometry svg:viewBox="0 0 841 854" draw:mirror-horizontal="false" draw:mirror-vertical="false" draw:type="non-primitive" draw:enhanced-path="M 517 247 L 517 415 264 415 264 0 0 0 0 680 517 680 517 854 841 547 517 247 Z N"/></draw:custom-shape><draw:custom-shape text:anchor-type="paragraph" draw:z-index="9" draw:name="Forma5" draw:style-name="gr5" draw:text-style-name="P17" svg:width="2.964cm" svg:height="2.594cm" svg:x="9.559cm" svg:y="6.103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10" draw:name="Forma6" draw:style-name="gr6" draw:text-style-name="P17" svg:width="1.112cm" svg:height="1.191cm" svg:x="14.691cm" svg:y="1.843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11" draw:name="Forma7" draw:style-name="gr7" svg:width="0.768cm" svg:height="1.138cm" svg:x="7.019cm" svg:y="10.5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ara generar un ejecutable se debe hacer un build-apk. Esto genera un archivo que permite instalar en los dispositivos. </text:p>
      <text:p text:style-name="P3"/>
      <text:p text:style-name="P3">Otros emuladores: </text:p>
      <text:p text:style-name="P3"><text:tab/>Genymotion</text:p>
      <text:p text:style-name="P3"><text:tab/>BibeStacks</text:p>
      <text:p text:style-name="P3"/>
      <text:p text:style-name="P3"/>
      <text:p text:style-name="P4"><text:soft-page-break/>El gradle Compila <text:span text:style-name="T3">la aplicación.</text:span></text:p>
      <text:p text:style-name="P4"/>
      <text:p text:style-name="P4">El androidManifest es un archivo de <text:span text:style-name="T5">configuración</text:span> general :</text:p>
      <text:p text:style-name="P4"/>
      <text:p text:style-name="P4">Todas <text:s/>las activities deben declararse en el AndroidManifest. </text:p>
      <text:p text:style-name="P4"/>
      <text:p text:style-name="P5">En carpeta Java está la <text:span text:style-name="T5">lógica</text:span></text:p>
      <text:p text:style-name="P5"/>
      <text:p text:style-name="P5">En carpeta Res <text:span text:style-name="T5">están</text:span> todos los recursos <text:span text:style-name="T5">gráficos</text:span> que se usaran </text:p>
      <text:p text:style-name="P4"/>
      <text:p text:style-name="P4"><text:tab/>-<text:span text:style-name="T4">Drawable Son imágenes y formas</text:span></text:p>
      <text:p text:style-name="P5"><text:tab/>-<text:span text:style-name="T4">L</text:span>ayout Es el diseño de las pantallas</text:p>
      <text:p text:style-name="P5"><text:tab/>-<text:span text:style-name="T4">M</text:span>ipmap es el logo de la aplicación </text:p>
      <text:p text:style-name="P5"><text:tab/>-<text:span text:style-name="T4">V</text:span>alues Mantiene constantes <text:span text:style-name="T4">de diseño</text:span></text:p>
      <text:p text:style-name="P5"><text:tab/><text:tab/><text:span text:style-name="T4">C</text:span>olors<text:tab/></text:p>
      <text:p text:style-name="P5"><text:tab/><text:tab/><text:span text:style-name="T4">Stings</text:span></text:p>
      <text:p text:style-name="P5"><text:tab/><text:tab/><text:span text:style-name="T4">Styles</text:span></text:p>
      <text:p text:style-name="P5"/>
      <text:p text:style-name="P6">El @ es la forma de referenciar en xml</text:p>
      <text:p text:style-name="P10"><text:span text:style-name="T6">&lt;item </text:span><text:span text:style-name="T7">name</text:span><text:span text:style-name="T8">="colorAccent"</text:span><text:span text:style-name="T6">&gt;</text:span>@color/colorAccent<text:span text:style-name="T6">&lt;/item&gt;</text:span></text:p>
      <text:p text:style-name="P11"><text:span text:style-name="T6"/></text:p>
      <text:p text:style-name="P5"/>
      <text:p text:style-name="P7">EN android hay dos tipos de vistas: </text:p>
      <text:p text:style-name="P7"/>
      <text:p text:style-name="P7">-View</text:p>
      <text:p text:style-name="P7">-ViewGroup : son agrupadores de pantallas</text:p>
      <text:p text:style-name="P5"/>
      <text:p text:style-name="P14">androidx.constraintlayout.widget.ConstraintLayout <text:s/></text:p>
      <text:p text:style-name="P15">ConstraintLayout es un agrupador de vista Apila una encima de la otra</text:p>
      <text:p text:style-name="P5"/>
      <text:p text:style-name="P5"/>
      <text:p text:style-name="P10"><text:span text:style-name="T9">android</text:span><text:span text:style-name="T7">:layout_width</text:span><text:span text:style-name="T8">="match_parent"</text:span></text:p>
      <text:p text:style-name="P16"><text:span text:style-name="T9">android</text:span><text:span text:style-name="T7">:layout_height</text:span><text:span text:style-name="T8">="match_parent"</text:span></text:p>
      <text:p text:style-name="P8">match parent es la propiedad que expande lo maximo que pueda la vista</text:p>
      <text:p text:style-name="P8"/>
      <text:p text:style-name="P12"><text:span text:style-name="T9">android</text:span><text:span text:style-name="T7">:layout_width</text:span><text:span text:style-name="T8">="wrap_content"</text:span></text:p>
      <text:p text:style-name="P16"><text:span text:style-name="T9">android</text:span><text:span text:style-name="T7">:layout_height</text:span><text:span text:style-name="T8">="wrap_content"</text:span></text:p>
      <text:p text:style-name="P8">wrap_conten es una propiedad que hace que el contenedor se adapte a su contenido</text:p>
      <text:p text:style-name="P8"/>
      <text:p text:style-name="P9">LinearLayout es otro agrupador de vistas se organizan una al lado de la otra </text:p>
      <text:p text:style-name="P13">&lt;LinearLayout<text:span text:style-name="T10">&gt;</text:span></text:p>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1T15:00:33.126175478</meta:creation-date>
    <dc:date>2020-02-01T18:32:38.622959266</dc:date>
    <meta:editing-duration>PT2H41M10S</meta:editing-duration>
    <meta:editing-cycles>9</meta:editing-cycles>
    <meta:generator>LibreOffice/6.0.7.3$Linux_X86_64 LibreOffice_project/00m0$Build-3</meta:generator>
    <meta:document-statistic meta:table-count="0" meta:image-count="0" meta:object-count="0" meta:page-count="2" meta:paragraph-count="35" meta:word-count="187" meta:character-count="1374" meta:non-whitespace-character-count="1196"/>
  </office:meta>
</office:document-meta>
</file>